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4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5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51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4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5" style:family="paragraph" style:parent-style-name="Text_20_body" style:master-page-name="Standard">
      <style:paragraph-properties style:page-number="1" fo:break-before="auto" fo:break-after="auto"/>
      <style:text-properties style:font-name="Roboto1" fo:font-size="6pt" style:font-size-asian="5.25pt" style:font-size-complex="6pt"/>
    </style:style>
    <style:style style:name="P5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style:text-underline-style="none"/>
    </style:style>
    <style:style style:name="T116" style:family="text">
      <style:text-properties fo:color="#000000" style:text-underline-style="none"/>
    </style:style>
    <style:style style:name="T117" style:family="text">
      <style:text-properties fo:color="#ce181e" style:text-underline-style="none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04">R</text:span>ICHARD S. ZHU</text:p>
          </table:table-cell>
          <table:table-cell table:style-name="Table2.B1" office:value-type="string">
            <text:p text:style-name="P42">•</text:p>
            <text:p text:style-name="P42"/>
            <text:p text:style-name="P42">•</text:p>
          </table:table-cell>
          <table:table-cell table:style-name="Table2.B1" office:value-type="string">
            <text:p text:style-name="P40"><text:a xlink:type="simple" xlink:href="mailto:rszhu@berkeley.edu" text:style-name="Internet_20_link" text:visited-style-name="Visited_20_Internet_20_Link"><text:span text:style-name="T116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1"/>
            <text:p text:style-name="P41"/>
            <text:p text:style-name="P41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16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16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16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6"><text:span text:style-name="T118">Top Margin: 10</text:span></text:p><text:p text:style-name="P56"><text:span text:style-name="T118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6"><text:span text:style-name="T118">Top Margin : 0</text:span></text:p><text:p text:style-name="P56"><text:span text:style-name="T118">Bottom Margin : 0</text:span></text:p><text:p text:style-name="P56"><text:span text:style-name="T118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1">Languages:</text:span><text:span text:style-name="T5"> </text:span>Python, Java, SQL, HTML/CSS, <text:span text:style-name="T111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6"><text:span text:style-name="T118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2276565273" text:style-name="L1">
              <text:list-item>
                <text:p text:style-name="P43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6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54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180229999179677" text:continue-numbering="true" text:style-name="L1">
              <text:list-item>
                <text:p text:style-name="P47">An improved remake of the classic video game Bomberman that can be played on modern devices</text:p>
              </text:list-item>
              <text:list-item>
                <text:p text:style-name="P49">Added an all-new local multiplayer mode, <text:span text:style-name="T113">featuring</text:span> dynamic player vs. player gameplay </text:p>
              </text:list-item>
              <text:list-item>
                <text:p text:style-name="P50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80228718068282" text:continue-numbering="true" text:style-name="L1">
              <text:list-item>
                <text:p text:style-name="P51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43"><text:span text:style-name="T88">H</text:span><text:span text:style-name="T89">osted page files remotely on UC Berkeley Open Computing Facility servers, via SSH </text:span><text:bookmark text:name="firstHeading1"/><text:span text:style-name="T9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08">Language</text:span> Interpreter <text:span text:style-name="T107">(</text:span>Python)</text:p>
            <text:list xml:id="list180229416214407" text:continue-numbering="true" text:style-name="L1">
              <text:list-item>
                <text:p text:style-name="P52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44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80228954396158" text:continue-numbering="true" text:style-name="L1">
              <text:list-item>
                <text:p text:style-name="P47">An interactive typing program that calculates typing speed and accuracy with every keystroke</text:p>
              </text:list-item>
              <text:list-item>
                <text:p text:style-name="P43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2">XPERIENCE</text:span></text:p>
          </table:table-cell>
          <table:table-cell table:style-name="Table14.A1" office:value-type="string">
            <text:p text:style-name="P19"><text:span text:style-name="T48">California PATH Lab </text:span><text:span text:style-name="T49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80230010054803" text:continue-numbering="true" text:style-name="L1">
              <text:list-item>
                <text:p text:style-name="P53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53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44"><text:span text:style-name="T82">Wrote Python scripts to a</text:span><text:span text:style-name="T78">nalyze </text:span><text:span text:style-name="T79">trial</text:span><text:span text:style-name="T78"> data</text:span><text:span text:style-name="T80">sets, </text:span><text:span text:style-name="T82">utilizing </text:span><text:span text:style-name="T81">SciPy, NumPy, </text:span><text:span text:style-name="T82">and Pandas</text:span><text:span text:style-name="T61"> <text:s/></text:span><text:span text:style-name="T42"><text:s text:c="7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80229815726915" text:continue-numbering="true" text:style-name="L1">
              <text:list-item>
                <text:p text:style-name="P43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43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607641697" text:style-name="L2">
              <text:list-item>
                <text:p text:style-name="P48">Taught programming and circuitry at the library to over 200 students (Python, Javascript, Arduino)</text:p>
              </text:list-item>
              <text:list-item>
                <text:p text:style-name="P45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</table:table>
      <text:p text:style-name="P38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99">—</text:span> <text:span text:style-name="T99">BlackRock API Prize </text:span><text:span text:style-name="T100">Winner</text:span></text:p>
            <text:p text:style-name="P4"><text:span text:style-name="T4">Intuit Scholarship Program </text:span><text:span text:style-name="T9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18:02:28.327628399</dc:date>
    <meta:editing-duration>P1DT4H22M30S</meta:editing-duration>
    <meta:editing-cycles>211</meta:editing-cycles>
    <meta:document-statistic meta:table-count="12" meta:image-count="6" meta:object-count="0" meta:page-count="2" meta:paragraph-count="66" meta:word-count="438" meta:character-count="5739" meta:non-whitespace-character-count="2657"/>
  </office:meta>
</office:document-meta>
</file>